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348336905612" calcext:value-type="float">
            <text:p>99,63</text:p>
          </table:table-cell>
          <table:table-cell table:style-name="ce3" table:formula="of:=([.F2]/12597)*100" office:value-type="float" office:value="0.365166309438755" calcext:value-type="float">
            <text:p>0,37</text:p>
          </table:table-cell>
          <table:table-cell/>
          <table:table-cell table:style-name="ce4" table:formula="of:=[.E18]+[.H18]" office:value-type="float" office:value="12551" calcext:value-type="float">
            <text:p>12551</text:p>
          </table:table-cell>
          <table:table-cell table:formula="of:=12597-[.E2]" office:value-type="float" office:value="46" calcext:value-type="float">
            <text:p>46</text:p>
          </table:table-cell>
          <table:table-cell office:value-type="float" office:value="0.0114281177521" calcext:value-type="float">
            <text:p>0,0114281178</text:p>
          </table:table-cell>
          <table:table-cell office:value-type="float" office:value="20.9788379669" calcext:value-type="float">
            <text:p>20,97883796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25179290771" calcext:value-type="float">
            <text:p>0,0125179291</text:p>
          </table:table-cell>
          <table:table-cell office:value-type="float" office:value="20.7421078682" calcext:value-type="float">
            <text:p>20,74210786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/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0.0119199752808" calcext:value-type="float">
            <text:p>0,0119199753</text:p>
          </table:table-cell>
          <table:table-cell office:value-type="float" office:value="20.7434279919" calcext:value-type="float">
            <text:p>20,74342799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/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0.0117280483246" calcext:value-type="float">
            <text:p>0,0117280483</text:p>
          </table:table-cell>
          <table:table-cell office:value-type="float" office:value="20.7881729603" calcext:value-type="float">
            <text:p>20,78817296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69786457093" calcext:value-type="float">
            <text:p>99,77</text:p>
          </table:table-cell>
          <table:table-cell table:style-name="ce3" table:formula="of:=([.F6]/12597)*100" office:value-type="float" office:value="0.230213542907041" calcext:value-type="float">
            <text:p>0,23</text:p>
          </table:table-cell>
          <table:table-cell/>
          <table:table-cell table:style-name="ce4" table:formula="of:=[.E22]+[.H22]" office:value-type="float" office:value="12568" calcext:value-type="float">
            <text:p>12568</text:p>
          </table:table-cell>
          <table:table-cell table:formula="of:=12597-[.E6]" office:value-type="float" office:value="29" calcext:value-type="float">
            <text:p>29</text:p>
          </table:table-cell>
          <table:table-cell office:value-type="float" office:value="0.0116920471191" calcext:value-type="float">
            <text:p>0,0116920471</text:p>
          </table:table-cell>
          <table:table-cell office:value-type="float" office:value="20.7393901348" calcext:value-type="float">
            <text:p>20,739390134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80328649679" calcext:value-type="float">
            <text:p>99,74</text:p>
          </table:table-cell>
          <table:table-cell table:style-name="ce3" table:formula="of:=([.F7]/12597)*100" office:value-type="float" office:value="0.26196713503215" calcext:value-type="float">
            <text:p>0,26</text:p>
          </table:table-cell>
          <table:table-cell/>
          <table:table-cell table:style-name="ce4" table:formula="of:=[.E23]+[.H23]" office:value-type="float" office:value="12564" calcext:value-type="float">
            <text:p>12564</text:p>
          </table:table-cell>
          <table:table-cell table:formula="of:=12597-[.E7]" office:value-type="float" office:value="33" calcext:value-type="float">
            <text:p>33</text:p>
          </table:table-cell>
          <table:table-cell office:value-type="float" office:value="0.011883020401" calcext:value-type="float">
            <text:p>0,0118830204</text:p>
          </table:table-cell>
          <table:table-cell office:value-type="float" office:value="20.7839241028" calcext:value-type="float">
            <text:p>20,783924102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/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18720531464" calcext:value-type="float">
            <text:p>0,0118720531</text:p>
          </table:table-cell>
          <table:table-cell office:value-type="float" office:value="20.7486782074" calcext:value-type="float">
            <text:p>20,748678207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/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0.0130100250244" calcext:value-type="float">
            <text:p>0,013010025</text:p>
          </table:table-cell>
          <table:table-cell office:value-type="float" office:value="20.7005691528" calcext:value-type="float">
            <text:p>20,70056915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/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0.0115830898285" calcext:value-type="float">
            <text:p>0,0115830898</text:p>
          </table:table-cell>
          <table:table-cell office:value-type="float" office:value="20.7171721458" calcext:value-type="float">
            <text:p>20,717172145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14991664886" calcext:value-type="float">
            <text:p>0,0114991665</text:p>
          </table:table-cell>
          <table:table-cell office:value-type="float" office:value="20.7821550369" calcext:value-type="float">
            <text:p>20,78215503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24640787489" calcext:value-type="float">
            <text:p>99,6824640787</text:p>
          </table:table-cell>
          <table:table-cell table:formula="of:=AVERAGE([.C2:.C11])" office:value-type="float" office:value="0.317535921251092" calcext:value-type="float">
            <text:p>0,31753592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" calcext:value-type="float">
            <text:p>12557</text:p>
          </table:table-cell>
          <table:table-cell table:formula="of:=AVERAGE([.F2:.F11])" office:value-type="float" office:value="40" calcext:value-type="float">
            <text:p>40</text:p>
          </table:table-cell>
          <table:table-cell table:formula="of:=SUM([.G2:.G11])/10" office:value-type="float" office:value="0.01191334724426" calcext:value-type="float">
            <text:p>0,0119133472</text:p>
          </table:table-cell>
          <table:table-cell table:formula="of:=SUM([.H2:.H11])/10" office:value-type="float" office:value="20.77244355678" calcext:value-type="float">
            <text:p>20,772443556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7" calcext:value-type="float">
            <text:p>5843,7</text:p>
          </table:table-cell>
          <table:table-cell table:formula="of:=AVERAGE([.G18:.G27])" office:value-type="float" office:value="19" calcext:value-type="float">
            <text:p>19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633" calcext:value-type="float">
            <text:p>66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" calcext:value-type="float">
            <text:p>21</text:p>
          </table:table-cell>
          <table:table-cell table:formula="of:=AVERAGE([.H18:.H27])" office:value-type="float" office:value="6713.3" calcext:value-type="float">
            <text:p>6713,3</text:p>
          </table:table-cell>
          <table:table-cell/>
          <table:table-cell office:value-type="float" office:value="5718" calcext:value-type="float">
            <text:p>57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838" calcext:value-type="float">
            <text:p>68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7" calcext:value-type="float">
            <text:p>5843,7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773" calcext:value-type="float">
            <text:p>677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" calcext:value-type="float">
            <text:p>21</text:p>
          </table:table-cell>
          <table:table-cell table:number-columns-repeated="2"/>
          <table:table-cell office:value-type="float" office:value="5923" calcext:value-type="float">
            <text:p>59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645" calcext:value-type="float">
            <text:p>66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" calcext:value-type="float">
            <text:p>19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45" calcext:value-type="float">
            <text:p>66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3" calcext:value-type="float">
            <text:p>6713,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21" calcext:value-type="float">
            <text:p>67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804" calcext:value-type="float">
            <text:p>68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77" calcext:value-type="float">
            <text:p>667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686" calcext:value-type="float">
            <text:p>668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24640787489" calcext:value-type="float">
            <text:p>0,9968246408</text:p>
          </table:table-cell>
          <table:table-cell table:number-columns-repeated="2"/>
          <table:table-cell table:formula="of:=SUM([.E18:.E27])/10" office:value-type="float" office:value="5843.7" calcext:value-type="float">
            <text:p>5843,7</text:p>
          </table:table-cell>
          <table:table-cell table:formula="of:=SUM([.F18:.F27])/10" office:value-type="float" office:value="21" calcext:value-type="float">
            <text:p>21</text:p>
          </table:table-cell>
          <table:table-cell table:formula="of:=SUM([.G18:.G27])/10" office:value-type="float" office:value="19" calcext:value-type="float">
            <text:p>19</text:p>
          </table:table-cell>
          <table:table-cell table:formula="of:=SUM([.H18:.H27])/10" office:value-type="float" office:value="6713.3" calcext:value-type="float">
            <text:p>671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7535921251091" calcext:value-type="float">
            <text:p>0,0031753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172394972" calcext:value-type="float">
            <text:p>0,9967591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81635804761" calcext:value-type="float">
            <text:p>0,99688163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46:22.558097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2S</meta:editing-duration>
    <meta:editing-cycles>6</meta:editing-cycles>
    <meta:generator>LibreOffice/5.1.6.2$Linux_X86_64 LibreOffice_project/10m0$Build-2</meta:generator>
    <dc:date>2018-01-20T13:47:18.463883988</dc:date>
    <meta:document-statistic meta:table-count="1" meta:cell-count="167" meta:object-count="0"/>
  </office:meta>
</office:document-meta>
</file>